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P3" style:family="paragraph" style:parent-style-name="Standard">
      <style:paragraph-properties fo:padding="0in" fo:border="none"/>
    </style:style>
    <style:style style:name="P4" style:family="paragraph" style:parent-style-name="Standard">
      <style:paragraph-properties fo:text-align="center" style:justify-single-word="false" fo:padding="0in" fo:border="none"/>
    </style:style>
    <style:style style:name="P5" style:family="paragraph" style:parent-style-name="Heading_20_1">
      <style:paragraph-properties fo:padding="0in" fo:border="none"/>
    </style:style>
    <style:style style:name="P6" style:family="paragraph" style:parent-style-name="Heading_20_2">
      <style:paragraph-properties fo:padding="0in" fo:border="none"/>
    </style:style>
    <style:style style:name="P7" style:family="paragraph" style:parent-style-name="Subtitle">
      <style:paragraph-properties fo:padding="0in" fo:border="none"/>
    </style:style>
    <style:style style:name="P8" style:family="paragraph" style:parent-style-name="Subtitle">
      <style:paragraph-properties fo:text-align="center" style:justify-single-word="false" fo:padding="0in" fo:border="none"/>
    </style:style>
    <style:style style:name="P9" style:family="paragraph" style:parent-style-name="Heading_20_1">
      <style:paragraph-properties fo:break-before="page" fo:padding="0in" fo:border="none"/>
    </style:style>
    <style:style style:name="P10" style:family="paragraph" style:parent-style-name="Subtitle">
      <style:paragraph-properties fo:margin-top="0.1665in" fo:margin-bottom="0.1665in" loext:contextual-spacing="false" fo:line-height="100%" fo:text-align="center" style:justify-single-word="false" fo:padding="0in" fo:border="none"/>
      <style:text-properties fo:color="#666666" fo:font-size="18pt" fo:font-style="italic" officeooo:rsid="0013c162" officeooo:paragraph-rsid="0013c162" style:font-size-asian="18pt" style:font-style-asian="italic" style:font-size-complex="18pt"/>
    </style:style>
    <style:style style:name="P11" style:family="paragraph" style:parent-style-name="Title">
      <style:paragraph-properties fo:padding="0in" fo:border="none"/>
      <style:text-properties officeooo:rsid="001c590f" officeooo:paragraph-rsid="001c590f"/>
    </style:style>
    <style:style style:name="P12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P13" style:family="paragraph" style:parent-style-name="Standard" style:list-style-name="WWNum1">
      <style:paragraph-properties fo:margin-left="0.5in" fo:margin-right="0in" fo:margin-top="0.0835in" fo:margin-bottom="0in" loext:contextual-spacing="false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.0835in" fo:margin-bottom="0in" loext:contextual-spacing="false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.0835in" loext:contextual-spacing="false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.0835in" loext:contextual-spacing="false" fo:text-indent="-0.25in" style:auto-text-indent="false"/>
    </style:style>
    <style:style style:name="P18" style:family="paragraph" style:parent-style-name="Standard" style:list-style-name="WWNum1">
      <style:paragraph-properties fo:margin-left="0.25in" fo:margin-right="0in" fo:margin-top="0in" fo:margin-bottom="0.0835in" loext:contextual-spacing="false" fo:text-indent="0in" style:auto-text-indent="false"/>
      <style:text-properties officeooo:rsid="00199aff" officeooo:paragraph-rsid="00199aff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fo:font-style="italic" officeooo:rsid="0013c162" style:font-name-asian="Arial1" style:font-size-asian="10pt" style:font-style-asian="italic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/></text:p>
      <text:p text:style-name="P4"/>
      <text:p text:style-name="P3"/>
      <text:p text:style-name="P7"><text:bookmark text:name="_obz2hpz69ku"/>Evidence Collected During the <text:line-break/>Design and Creation of a Website:</text:p>
      <text:p text:style-name="P11"><text:bookmark text:name="_4vckve4h0m19"/>The history of Linux</text:p>
      <text:p text:style-name="P8"><text:bookmark text:name="_3v3mnrb33b32"/>by</text:p>
      <text:p text:style-name="P10">Justin Muirhead</text:p>
      <text:p text:style-name="P4"><text:bookmark text:name="_30j0zll"/></text:p>
      <text:p text:style-name="P3"/>
      <text:p text:style-name="P6"><text:bookmark text:name="_8mq40ijcpkxu"/></text:p>
      <text:p text:style-name="P6"><text:bookmark text:name="_4x5le3kt3ui1"/></text:p>
      <text:p text:style-name="P9"><text:bookmark text:name="_tzl27jvk31fo"/>Evidence of Testing</text:p>
      <text:list xml:id="list3397023986" text:style-name="WWNum1">
        <text:list-item>
          <text:p text:style-name="P13">Spelling / Information accuracy</text:p>
        </text:list-item>
        <text:list-item>
          <text:p text:style-name="P15">HTML / CSS validation</text:p>
        </text:list-item>
        <text:list-item>
          <text:p text:style-name="P15">Browser testing </text:p>
        </text:list-item>
        <text:list-item>
          <text:p text:style-name="P15">Usability testing</text:p>
        </text:list-item>
        <text:list-item>
          <text:p text:style-name="P15">Requirements / functionality testing</text:p>
        </text:list-item>
        <text:list-item>
          <text:p text:style-name="P16">etc. </text:p>
          <text:p text:style-name="P18">On github in the various brances are the results of testing various components of the website</text:p>
        </text:list-item>
      </text:list>
      <text:p text:style-name="Standard"/>
      <text:p text:style-name="Heading_20_1"><text:bookmark text:name="_8br6ygzhlqrk"/>Describe relevant implications</text:p>
      <text:list xml:id="list3812913610" text:style-name="WWNum2">
        <text:list-item>
          <text:p text:style-name="P14">Privacy described</text:p>
        </text:list-item>
        <text:list-item>
          <text:p text:style-name="P17">Copyright described</text:p>
        </text:list-item>
      </text:list>
      <text:p text:style-name="Standard"/>
      <text:p text:style-name="Heading_20_1"><text:bookmark text:name="_es3i61htlnex"/>Relevant implications addressed</text:p>
      <text:p text:style-name="P3"/>
      <text:p text:style-name="P5"><text:bookmark text:name="_6a3oznvdhr6j"/>Evidence Relating to Ethical, Moral and Legal Issues</text:p>
      <text:p text:style-name="P3"/>
      <text:p text:style-name="P3"/>
      <text:p text:style-name="P5"><text:bookmark text:name="_rcnsixvcjpsq"/>Evidence of refinement in the design process</text:p>
      <text:p text:style-name="P3"/>
      <text:p text:style-name="Heading_20_1"><text:bookmark text:name="_ax2rvua2uyxg"/><text:soft-page-break/>Evidence of refinement in the development process</text:p>
      <text:p text:style-name="Standard"/>
      <text:p text:style-name="P5"><text:bookmark text:name="_dlh157z7h0pc"/>Evidence of refinement due to testing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MT3" style:family="text">
      <style:text-properties style:font-name="Arial" fo:font-size="10pt" fo:font-style="italic" officeooo:rsid="0013c162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fo:background-color="#ffffff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Mountainview High School</text:span><text:span text:style-name="MT2"><text:tab/>Digital Technology 1.4</text:span><text:span text:style-name="MT1"> </text:span><text:span text:style-name="MT2">(91</text:span><text:span text:style-name="MT1">880</text:span><text:span text:style-name="MT2">)</text:span></text:p>
      </style:header>
      <style:footer>
        <text:p text:style-name="MP1"/>
        <text:p text:style-name="MP1"/>
        <text:p text:style-name="MP2"><text:span text:style-name="MT3">Justin Muirhead</text:span><text:span text:style-name="MT2"><text:tab/>Page </text:span><text:page-number text:select-page="current">3</text:page-number><text:span text:style-name="MT2"><text:s/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1T12:07:10.331458181</dc:date>
    <meta:editing-duration>PT1H23M25S</meta:editing-duration>
    <meta:editing-cycles>4</meta:editing-cycles>
    <meta:document-statistic meta:table-count="0" meta:image-count="0" meta:object-count="0" meta:page-count="3" meta:paragraph-count="23" meta:word-count="113" meta:character-count="710" meta:non-whitespace-character-count="624"/>
  </office:meta>
</office:document-meta>
</file>